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0398in" fo:margin-bottom="0.0398in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0398in" fo:margin-bottom="0.0398in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0398in" fo:margin-bottom="0.0398in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0398in" fo:margin-bottom="0.0398in" loext:contextual-spacing="false"/>
      <style:text-properties fo:font-style="normal" officeooo:rsid="0034c5c3" officeooo:paragraph-rsid="0034c5c3" style:font-style-asian="normal" style:font-style-complex="normal"/>
    </style:style>
    <style:style style:name="P22" style:family="paragraph" style:parent-style-name="Standard">
      <style:paragraph-properties fo:margin-top="0.0398in" fo:margin-bottom="0.0398in" loext:contextual-spacing="false"/>
      <style:text-properties fo:font-style="normal" officeooo:rsid="0036b737" officeooo:paragraph-rsid="0036b737" style:font-style-asian="normal" style:font-style-complex="normal"/>
    </style:style>
    <style:style style:name="P23" style:family="paragraph" style:parent-style-name="Standard">
      <style:paragraph-properties fo:margin-top="0.0398in" fo:margin-bottom="0.0398in" loext:contextual-spacing="false"/>
      <style:text-properties fo:font-style="normal" officeooo:rsid="003700ce" officeooo:paragraph-rsid="003700ce" style:font-style-asian="normal" style:font-style-complex="normal"/>
    </style:style>
    <style:style style:name="P24" style:family="paragraph" style:parent-style-name="Standard">
      <style:paragraph-properties fo:margin-top="0.0398in" fo:margin-bottom="0.0398in" loext:contextual-spacing="false"/>
      <style:text-properties fo:font-style="normal" officeooo:rsid="00372e88" officeooo:paragraph-rsid="00372e88" style:font-style-asian="normal" style:font-style-complex="normal"/>
    </style:style>
    <style:style style:name="P25" style:family="paragraph" style:parent-style-name="Standard">
      <style:paragraph-properties fo:margin-top="0.0398in" fo:margin-bottom="0.0398in" loext:contextual-spacing="false"/>
      <style:text-properties fo:font-style="normal" officeooo:rsid="00396a1a" officeooo:paragraph-rsid="00396a1a" style:font-style-asian="normal" style:font-style-complex="normal"/>
    </style:style>
    <style:style style:name="P26" style:family="paragraph" style:parent-style-name="Standard">
      <style:paragraph-properties fo:margin-top="0.0398in" fo:margin-bottom="0.0398in" loext:contextual-spacing="false"/>
      <style:text-properties fo:font-style="normal" officeooo:rsid="003adc49" officeooo:paragraph-rsid="003adc49" style:font-style-asian="normal" style:font-style-complex="normal"/>
    </style:style>
    <style:style style:name="P27" style:family="paragraph" style:parent-style-name="Standard">
      <style:paragraph-properties fo:margin-top="0.0398in" fo:margin-bottom="0.0398in" loext:contextual-spacing="false"/>
      <style:text-properties fo:font-style="normal" officeooo:rsid="003b913e" officeooo:paragraph-rsid="003b913e" style:font-style-asian="normal" style:font-style-complex="normal"/>
    </style:style>
    <style:style style:name="P28" style:family="paragraph" style:parent-style-name="Standard">
      <style:paragraph-properties fo:margin-top="0.0398in" fo:margin-bottom="0.0398in" loext:contextual-spacing="false"/>
      <style:text-properties fo:font-style="normal" officeooo:rsid="003bd983" officeooo:paragraph-rsid="003bd983" style:font-style-asian="normal" style:font-style-complex="normal"/>
    </style:style>
    <style:style style:name="P29" style:family="paragraph" style:parent-style-name="Standard">
      <style:paragraph-properties fo:margin-top="0.0398in" fo:margin-bottom="0.0398in" loext:contextual-spacing="false"/>
      <style:text-properties fo:font-style="normal" officeooo:rsid="003c7e1f" officeooo:paragraph-rsid="003c7e1f" style:font-style-asian="normal" style:font-style-complex="normal"/>
    </style:style>
    <style:style style:name="P30" style:family="paragraph" style:parent-style-name="Standard">
      <style:paragraph-properties fo:margin-top="0.0398in" fo:margin-bottom="0.0398in" loext:contextual-spacing="false"/>
      <style:text-properties fo:font-style="normal" officeooo:rsid="003c9937" officeooo:paragraph-rsid="003c9937" style:font-style-asian="normal" style:font-style-complex="normal"/>
    </style:style>
    <style:style style:name="P31" style:family="paragraph" style:parent-style-name="Standard">
      <style:paragraph-properties fo:margin-top="0.0398in" fo:margin-bottom="0.0398in" loext:contextual-spacing="false"/>
      <style:text-properties fo:font-style="normal" officeooo:rsid="003cb5d4" officeooo:paragraph-rsid="003cb5d4" style:font-style-asian="normal" style:font-style-complex="normal"/>
    </style:style>
    <style:style style:name="P32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3fbb41" style:font-style-asian="normal" style:font-style-complex="normal"/>
    </style:style>
    <style:style style:name="P33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13f3a" style:font-style-asian="normal" style:font-style-complex="normal"/>
    </style:style>
    <style:style style:name="P34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30ed8" style:font-style-asian="normal" style:font-style-complex="normal"/>
    </style:style>
    <style:style style:name="P35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13f3a" style:font-style-asian="normal" style:font-style-complex="normal"/>
    </style:style>
    <style:style style:name="P36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30ed8" style:font-style-asian="normal" style:font-style-complex="normal"/>
    </style:style>
    <style:style style:name="P37" style:family="paragraph" style:parent-style-name="Standard">
      <style:paragraph-properties fo:margin-top="0.0398in" fo:margin-bottom="0.0398in" loext:contextual-spacing="false"/>
      <style:text-properties fo:font-style="normal" officeooo:rsid="00430ed8" officeooo:paragraph-rsid="00430ed8" style:font-style-asian="normal" style:font-style-complex="normal"/>
    </style:style>
    <style:style style:name="P38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436117" style:font-style-asian="normal" style:font-style-complex="normal"/>
    </style:style>
    <style:style style:name="P39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66d5b1" style:font-style-asian="normal" style:font-style-complex="normal"/>
    </style:style>
    <style:style style:name="P40" style:family="paragraph" style:parent-style-name="Standard">
      <style:paragraph-properties fo:margin-top="0.0398in" fo:margin-bottom="0.0398in" loext:contextual-spacing="false"/>
      <style:text-properties fo:font-style="normal" officeooo:rsid="0044e89d" officeooo:paragraph-rsid="0044e89d" style:font-style-asian="normal" style:font-style-complex="normal"/>
    </style:style>
    <style:style style:name="P41" style:family="paragraph" style:parent-style-name="Standard">
      <style:paragraph-properties fo:margin-top="0.0398in" fo:margin-bottom="0.0398in" loext:contextual-spacing="false"/>
      <style:text-properties fo:font-style="normal" officeooo:rsid="004689f3" officeooo:paragraph-rsid="004689f3" style:font-style-asian="normal" style:font-style-complex="normal"/>
    </style:style>
    <style:style style:name="P42" style:family="paragraph" style:parent-style-name="Standard">
      <style:paragraph-properties fo:margin-top="0.0398in" fo:margin-bottom="0.0398in" loext:contextual-spacing="false"/>
      <style:text-properties fo:font-style="normal" officeooo:rsid="00468bfe" officeooo:paragraph-rsid="00468bfe" style:font-style-asian="normal" style:font-style-complex="normal"/>
    </style:style>
    <style:style style:name="P43" style:family="paragraph" style:parent-style-name="Standard">
      <style:paragraph-properties fo:margin-top="0.0398in" fo:margin-bottom="0.0398in" loext:contextual-spacing="false"/>
      <style:text-properties fo:font-style="normal" officeooo:rsid="0047830e" officeooo:paragraph-rsid="0047830e" style:font-style-asian="normal" style:font-style-complex="normal"/>
    </style:style>
    <style:style style:name="P44" style:family="paragraph" style:parent-style-name="Standard">
      <style:paragraph-properties fo:margin-top="0.0398in" fo:margin-bottom="0.0398in" loext:contextual-spacing="false"/>
      <style:text-properties fo:font-style="normal" officeooo:rsid="0047c22b" officeooo:paragraph-rsid="0047c22b" style:font-style-asian="normal" style:font-style-complex="normal"/>
    </style:style>
    <style:style style:name="P45" style:family="paragraph" style:parent-style-name="Standard">
      <style:paragraph-properties fo:margin-top="0.0398in" fo:margin-bottom="0.0398in" loext:contextual-spacing="false"/>
      <style:text-properties fo:font-style="normal" officeooo:rsid="00499f24" officeooo:paragraph-rsid="00499f24" style:font-style-asian="normal" style:font-style-complex="normal"/>
    </style:style>
    <style:style style:name="P46" style:family="paragraph" style:parent-style-name="Standard">
      <style:paragraph-properties fo:margin-top="0.0398in" fo:margin-bottom="0.0398in" loext:contextual-spacing="false"/>
      <style:text-properties fo:font-style="normal" officeooo:rsid="004ad233" officeooo:paragraph-rsid="004ad233" style:font-style-asian="normal" style:font-style-complex="normal"/>
    </style:style>
    <style:style style:name="P47" style:family="paragraph" style:parent-style-name="Standard">
      <style:paragraph-properties fo:margin-top="0.0398in" fo:margin-bottom="0.0398in" loext:contextual-spacing="false"/>
      <style:text-properties fo:font-style="normal" officeooo:rsid="00506fab" officeooo:paragraph-rsid="00506fab" style:font-style-asian="normal" style:font-style-complex="normal"/>
    </style:style>
    <style:style style:name="P48" style:family="paragraph" style:parent-style-name="Standard">
      <style:paragraph-properties fo:margin-top="0.0398in" fo:margin-bottom="0.0398in" loext:contextual-spacing="false"/>
      <style:text-properties fo:font-style="normal" officeooo:rsid="0052427c" officeooo:paragraph-rsid="0052427c" style:font-style-asian="normal" style:font-style-complex="normal"/>
    </style:style>
    <style:style style:name="P49" style:family="paragraph" style:parent-style-name="Standard">
      <style:paragraph-properties fo:margin-top="0.0398in" fo:margin-bottom="0.0398in" loext:contextual-spacing="false"/>
      <style:text-properties fo:font-style="normal" officeooo:rsid="00535913" officeooo:paragraph-rsid="00535913" style:font-style-asian="normal" style:font-style-complex="normal"/>
    </style:style>
    <style:style style:name="P50" style:family="paragraph" style:parent-style-name="Standard">
      <style:paragraph-properties fo:margin-top="0.0398in" fo:margin-bottom="0.0398in" loext:contextual-spacing="false"/>
      <style:text-properties fo:font-style="normal" officeooo:rsid="005513f9" officeooo:paragraph-rsid="005513f9" style:font-style-asian="normal" style:font-style-complex="normal"/>
    </style:style>
    <style:style style:name="P51" style:family="paragraph" style:parent-style-name="Standard">
      <style:paragraph-properties fo:margin-top="0.0398in" fo:margin-bottom="0.0398in" loext:contextual-spacing="false"/>
      <style:text-properties fo:font-style="normal" officeooo:rsid="00562df7" officeooo:paragraph-rsid="00562df7" style:font-style-asian="normal" style:font-style-complex="normal"/>
    </style:style>
    <style:style style:name="P52" style:family="paragraph" style:parent-style-name="Standard">
      <style:paragraph-properties fo:margin-top="0.0398in" fo:margin-bottom="0.0398in" loext:contextual-spacing="false"/>
      <style:text-properties fo:font-style="normal" officeooo:rsid="00581a1e" officeooo:paragraph-rsid="00581a1e" style:font-style-asian="normal" style:font-style-complex="normal"/>
    </style:style>
    <style:style style:name="P53" style:family="paragraph" style:parent-style-name="Standard">
      <style:paragraph-properties fo:margin-top="0.0398in" fo:margin-bottom="0.0398in" loext:contextual-spacing="false"/>
      <style:text-properties fo:font-style="normal" officeooo:rsid="0059c842" officeooo:paragraph-rsid="0059c842" style:font-style-asian="normal" style:font-style-complex="normal"/>
    </style:style>
    <style:style style:name="P54" style:family="paragraph" style:parent-style-name="Standard">
      <style:paragraph-properties fo:margin-top="0.0398in" fo:margin-bottom="0.0398in" loext:contextual-spacing="false"/>
      <style:text-properties fo:font-style="normal" officeooo:rsid="005ae462" officeooo:paragraph-rsid="005ae462" style:font-style-asian="normal" style:font-style-complex="normal"/>
    </style:style>
    <style:style style:name="P55" style:family="paragraph" style:parent-style-name="Standard">
      <style:paragraph-properties fo:margin-top="0.0398in" fo:margin-bottom="0.0398in" loext:contextual-spacing="false"/>
      <style:text-properties fo:font-style="normal" officeooo:rsid="005c7fc6" officeooo:paragraph-rsid="005c7fc6" style:font-style-asian="normal" style:font-style-complex="normal"/>
    </style:style>
    <style:style style:name="P56" style:family="paragraph" style:parent-style-name="Standard">
      <style:paragraph-properties fo:margin-top="0.0398in" fo:margin-bottom="0.0398in" loext:contextual-spacing="false"/>
      <style:text-properties fo:font-style="normal" officeooo:rsid="005cd704" officeooo:paragraph-rsid="005cd704" style:font-style-asian="normal" style:font-style-complex="normal"/>
    </style:style>
    <style:style style:name="P57" style:family="paragraph" style:parent-style-name="Standard">
      <style:paragraph-properties fo:margin-top="0.0398in" fo:margin-bottom="0.0398in" loext:contextual-spacing="false"/>
      <style:text-properties fo:font-style="normal" officeooo:rsid="005d1d92" officeooo:paragraph-rsid="005d1d92" style:font-style-asian="normal" style:font-style-complex="normal"/>
    </style:style>
    <style:style style:name="P58" style:family="paragraph" style:parent-style-name="Standard">
      <style:paragraph-properties fo:margin-top="0.0398in" fo:margin-bottom="0.0398in" loext:contextual-spacing="false"/>
      <style:text-properties fo:font-style="normal" officeooo:rsid="005ef4e8" officeooo:paragraph-rsid="005ef4e8" style:font-style-asian="normal" style:font-style-complex="normal"/>
    </style:style>
    <style:style style:name="P59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5fecef" style:font-style-asian="normal" style:font-style-complex="normal"/>
    </style:style>
    <style:style style:name="P60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61bccf" style:font-style-asian="normal" style:font-style-complex="normal"/>
    </style:style>
    <style:style style:name="P61" style:family="paragraph" style:parent-style-name="Standard">
      <style:paragraph-properties fo:margin-top="0.0398in" fo:margin-bottom="0.0398in" loext:contextual-spacing="false"/>
      <style:text-properties fo:font-style="normal" officeooo:rsid="0061bccf" officeooo:paragraph-rsid="0061bccf" style:font-style-asian="normal" style:font-style-complex="normal"/>
    </style:style>
    <style:style style:name="P62" style:family="paragraph" style:parent-style-name="Standard">
      <style:paragraph-properties fo:margin-top="0.0398in" fo:margin-bottom="0.0398in" loext:contextual-spacing="false"/>
      <style:text-properties fo:font-style="normal" officeooo:rsid="00633f0e" officeooo:paragraph-rsid="00633f0e" style:font-style-asian="normal" style:font-style-complex="normal"/>
    </style:style>
    <style:style style:name="P63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3a6a9" style:font-style-asian="normal" style:font-style-complex="normal"/>
    </style:style>
    <style:style style:name="P64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6d5b1" style:font-style-asian="normal" style:font-style-complex="normal"/>
    </style:style>
    <style:style style:name="P65" style:family="paragraph" style:parent-style-name="Standard">
      <style:paragraph-properties fo:margin-top="0.0398in" fo:margin-bottom="0.0398in" loext:contextual-spacing="false"/>
      <style:text-properties fo:font-style="normal" officeooo:rsid="006886bf" officeooo:paragraph-rsid="006886bf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  <style:style style:name="T13" style:family="text">
      <style:text-properties officeooo:rsid="003adc49"/>
    </style:style>
    <style:style style:name="T14" style:family="text">
      <style:text-properties officeooo:rsid="003c7e1f"/>
    </style:style>
    <style:style style:name="T15" style:family="text">
      <style:text-properties officeooo:rsid="003c9937"/>
    </style:style>
    <style:style style:name="T16" style:family="text">
      <style:text-properties officeooo:rsid="003e1298"/>
    </style:style>
    <style:style style:name="T17" style:family="text">
      <style:text-properties officeooo:rsid="00413f3a"/>
    </style:style>
    <style:style style:name="T18" style:family="text">
      <style:text-properties officeooo:rsid="00430ed8"/>
    </style:style>
    <style:style style:name="T19" style:family="text">
      <style:text-properties officeooo:rsid="00499f24"/>
    </style:style>
    <style:style style:name="T20" style:family="text">
      <style:text-properties officeooo:rsid="004d6365"/>
    </style:style>
    <style:style style:name="T21" style:family="text">
      <style:text-properties officeooo:rsid="0051df6a"/>
    </style:style>
    <style:style style:name="T22" style:family="text">
      <style:text-properties officeooo:rsid="00535913"/>
    </style:style>
    <style:style style:name="T23" style:family="text">
      <style:text-properties officeooo:rsid="0061bccf"/>
    </style:style>
    <style:style style:name="T24" style:family="text">
      <style:text-properties officeooo:rsid="006886bf"/>
    </style:style>
    <style:style style:name="T25" style:family="text">
      <style:text-properties officeooo:rsid="006941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>CREATE TABLE orders (id SERIAL PRIMARY KEY, person_id INTEGER REFERENCES people(id));</text:p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>ALTER TABLE orders ADD FOREIGN KEY (person_id) REFERENCES people (id);</text:p>
      <text:p text:style-name="P17"/>
      <text:p text:style-name="P18">15. <text:span text:style-name="T8">Установить для столбца city значение по умолчанию „Moskow“</text:span></text:p>
      <text:p text:style-name="P19">ALTER TABLE people ALTER COLUMN city SET DEFAULT <text:span text:style-name="T9">'Moskow';</text:span></text:p>
      <text:p text:style-name="P19"/>
      <text:p text:style-name="P20">16. Добавить индексацию по столбцу name</text:p>
      <text:p text:style-name="P20">CREATE INDEX my_index ON people (name);</text:p>
      <text:p text:style-name="P20"/>
      <text:p text:style-name="P21">17. Создать виртуальную таблицу <text:span text:style-name="T12">old_people</text:span> людей старше <text:span text:style-name="T11">6</text:span>0, содержащую столбцы id и name</text:p>
      <text:p text:style-name="P22">CREATE VIEW old_people AS SELECT id, name FROM people WHERE age&gt;=60;</text:p>
      <text:p text:style-name="P22"/>
      <text:p text:style-name="P23">18. Выбрать из таблицы people имя и возраст</text:p>
      <text:p text:style-name="P23">SELECT name, age FROM people;</text:p>
      <text:p text:style-name="P23"/>
      <text:p text:style-name="P24"><text:soft-page-break/>19. Выбрать из таблицы все столбцы</text:p>
      <text:p text:style-name="P24">SELECT * FROM people;</text:p>
      <text:p text:style-name="P24"/>
      <text:p text:style-name="P25">20. Выбрать уникальные сочетания имени и <text:span text:style-name="T13">возраста</text:span> из таблицы</text:p>
      <text:p text:style-name="P26">SELECT DISTINCT name, age FROM people;</text:p>
      <text:p text:style-name="P26"/>
      <text:p text:style-name="P26">21. Выбрать строки из таблицы people, где город MSK</text:p>
      <text:p text:style-name="P27">SELECT * FROM people WHERE city=<text:span text:style-name="T9">'</text:span>MSK<text:span text:style-name="T9">'</text:span>;</text:p>
      <text:p text:style-name="P27"/>
      <text:p text:style-name="P28">22. Выбрать строки <text:span text:style-name="T14">из таблицы people</text:span>, где имя Vasia и город MSK</text:p>
      <text:p text:style-name="P28">SELECT * FROM people WHERE name=<text:span text:style-name="T9">'</text:span>Vasia<text:span text:style-name="T9">' </text:span>and city=<text:span text:style-name="T9">'</text:span>MSK<text:span text:style-name="T9">';</text:span></text:p>
      <text:p text:style-name="P28"/>
      <text:p text:style-name="P29">23. Вы<text:span text:style-name="T15">брать строки из таблицы people, где имя Petia или возраст 18</text:span></text:p>
      <text:p text:style-name="P30">SELECT * FROM people WHERE name=<text:span text:style-name="T9">'</text:span>Petia<text:span text:style-name="T9">' </text:span>OR age=18;</text:p>
      <text:p text:style-name="P30"/>
      <text:p text:style-name="P31">24. Выбрать строки из таблицы people, где <text:span text:style-name="T16">поле</text:span> город не <text:span text:style-name="T16">пустое</text:span></text:p>
      <text:p text:style-name="P31">SELECT * FROM people WHERE NOT city <text:span text:style-name="T16">IS NULL;</text:span></text:p>
      <text:p text:style-name="P31"/>
      <text:p text:style-name="P32">25. Выбрать все строки из таблицы people и отсортировать по age по возрастанию</text:p>
      <text:p text:style-name="P35">SELECT * FROM people ORDER BY age ASC;</text:p>
      <text:p text:style-name="P35"/>
      <text:p text:style-name="P33">2<text:span text:style-name="T17">6</text:span>. Выбрать все строки из таблицы people и отсортировать по age по <text:span text:style-name="T25">убыванию</text:span></text:p>
      <text:p text:style-name="P35">SELECT * FROM people ORDER BY age DESC;</text:p>
      <text:p text:style-name="P35"/>
      <text:p text:style-name="P34">2<text:span text:style-name="T18">7</text:span>. Выбрать все строки из таблицы people и отсортировать по <text:span text:style-name="T18">возрастанию</text:span> age <text:span text:style-name="T18">и по убыванию id</text:span></text:p>
      <text:p text:style-name="P36">SELECT * FROM people ORDER BY age <text:span text:style-name="T18">ASC, id DESC</text:span>;</text:p>
      <text:p text:style-name="P36"/>
      <text:p text:style-name="P37"><text:soft-page-break/>28. Вставить строку в таблицу people</text:p>
      <text:p text:style-name="P37">INSERT INTO people(name, age, city) VALUES(<text:span text:style-name="T9">'</text:span>Lena<text:span text:style-name="T9">', </text:span>21, <text:span text:style-name="T9">'</text:span>Omsk<text:span text:style-name="T9">'</text:span>);</text:p>
      <text:p text:style-name="P37"/>
      <text:p text:style-name="P38">29. Присвоить полю city значение Moskow для всех строк в таблице people</text:p>
      <text:p text:style-name="P38">UPDATE people SET city='Moskow';</text:p>
      <text:p text:style-name="P38"/>
      <text:p text:style-name="P38">30. Присвоить полю city значение Omsk для строки с идентификатором 3</text:p>
      <text:p text:style-name="P38">UPDATE people SET city='Omsk' WHERE id=3;</text:p>
      <text:p text:style-name="P38"/>
      <text:p text:style-name="P40">31. Выбрать первые 3 строки из таблицы people</text:p>
      <text:p text:style-name="P41">SELECT * FROM people LIMIT 3;</text:p>
      <text:p text:style-name="P41"/>
      <text:p text:style-name="P42">32. Выбрать 25% строк из таблицы people</text:p>
      <text:p text:style-name="P42">SELECT * FROM people LIMIT (SELECT COUNT(*)*0.25 FROM people);</text:p>
      <text:p text:style-name="P42"/>
      <text:p text:style-name="P42">33. Поучить минимальное и максимальное значение age</text:p>
      <text:p text:style-name="P42">SELECT MIN(age) AS min_age, MAX(age) AS max_age FROM people;</text:p>
      <text:p text:style-name="P42"/>
      <text:p text:style-name="P42">34. Получить число строк таблицы people, где город MSK</text:p>
      <text:p text:style-name="P42">SELECT COUNT(city) FROM people WHERE city='MSK';</text:p>
      <text:p text:style-name="P42"/>
      <text:p text:style-name="P42">35. Получить средний возраст в таблице people</text:p>
      <text:p text:style-name="P42">SELECT AVG(age) FROM people;</text:p>
      <text:p text:style-name="P42"/>
      <text:p text:style-name="P43">36. Получить сумму значений в столбце возрастанию</text:p>
      <text:p text:style-name="P43">SELECT SUM(age) FROM people;</text:p>
      <text:p text:style-name="P43"/>
      <text:p text:style-name="P43"><text:soft-page-break/>37. Получить строки, где поле начинается с буквы a или заканчивается буквой a</text:p>
      <text:p text:style-name="P43">SELECT * FROM people WHERE name LIKE 'a%' OR name LIKE '%a'</text:p>
      <text:p text:style-name="P43"/>
      <text:p text:style-name="P44">38. Получить строки таблицы people, где второй символ поля - a</text:p>
      <text:p text:style-name="P44">SELECT * FROM people WHERE name LIKE '_a%';</text:p>
      <text:p text:style-name="P44"/>
      <text:p text:style-name="P44">39. Выбрать все строки, в которых поле name начинается с одной из букв a, b или с</text:p>
      <text:p text:style-name="P44">SELECT * FROM people WHERE name <text:span text:style-name="T19">SIMILAR TO</text:span> '[abc]%';</text:p>
      <text:p text:style-name="P44"/>
      <text:p text:style-name="P45">40. Выбрать все строки, в которых поле name не начинается с букв a, b или c</text:p>
      <text:p text:style-name="P45">SELECT * FROM people WHERE name NOT SIMILAR TO '[abc]%';</text:p>
      <text:p text:style-name="P45"/>
      <text:p text:style-name="P46">41. Выбрать все строки, где city в списке: M<text:span text:style-name="T20">oskow</text:span> или Omsk</text:p>
      <text:p text:style-name="P46">SELECT * FROM people WHERE city IN ('Moskow', 'Omsk');</text:p>
      <text:p text:style-name="P46"/>
      <text:p text:style-name="P47">42. Выбрать все строки из таблицы people, где возраст между 20 и 40 лет, <text:span text:style-name="T21">отсортировать по возрасту</text:span></text:p>
      <text:p text:style-name="P47">SELECT * FROM people WHERE age BETWEEN 20 AND 40 <text:span text:style-name="T21">ORDER BY age;</text:span></text:p>
      <text:p text:style-name="P47"/>
      <text:p text:style-name="P48">43. Выбрать все строки из таблицы people, где имя между Антон и Сергей, <text:span text:style-name="T22">отсортировать по имени</text:span></text:p>
      <text:p text:style-name="P49">SELECT * FROM people WHERE name BETWEEN 'Antom' AND 'Serg' ORDER BY name;</text:p>
      <text:p text:style-name="P49"/>
      <text:p text:style-name="P50">44. Из таблицы people выбрать столбец name под псевдонимом username</text:p>
      <text:p text:style-name="P50">SELECT name AS username FROM people;</text:p>
      <text:p text:style-name="P50"/>
      <text:p text:style-name="P50">45. Выбрать таблицу people под псевдонимом users</text:p>
      <text:p text:style-name="P50">SELECT * FROM people AS users;</text:p>
      <text:p text:style-name="P50"/>
      <text:p text:style-name="P51"><text:soft-page-break/>46. Создать таблицу cities со столбцами id, name и population. Используя таблицы people и cities, получить список людей, проживающих в городах с населением более 10000</text:p>
      <text:p text:style-name="P52">SELECT people.name FROM people INNER JOIN cities ON people.city=cities.name AND cities.population&gt;10000;</text:p>
      <text:p text:style-name="P52"/>
      <text:p text:style-name="P53">47. Выбрать все города из таблицы people и численность населения из таблицы cities</text:p>
      <text:p text:style-name="P53">SELECT DISTINCT people.city AS city, cities.population AS population FROM people LEFT JOIN cities ON people.city=cities.name;</text:p>
      <text:p text:style-name="P53"/>
      <text:p text:style-name="P54">48. Вывести все города из таблицы cities и проживающих в них людей из таблицы people</text:p>
      <text:p text:style-name="P55">SELECT people.name AS name, cities.name AS city FROM people RIGHT JOIN cities ON people.city=cities.name;</text:p>
      <text:p text:style-name="P55"/>
      <text:p text:style-name="P55">49. Вывести всех людей из таблицы people и все города из таблицы cities</text:p>
      <text:p text:style-name="P56">SELECT people.name AS name, <text:s/>cities.name AS city FROM people FULL OUTER JOIN cities ON people.city = cities.name;</text:p>
      <text:p text:style-name="P56"/>
      <text:p text:style-name="P57">50. Вывести в 2 столбца все возможные сочетания имен людей, проживающих в одном городе</text:p>
      <text:p text:style-name="P57">SELECT a.name, b.name, a.city FROM people a, people b WHERE a.id&lt;&gt;b.id AND a.city=b.city;</text:p>
      <text:p text:style-name="P57"/>
      <text:p text:style-name="P58">51. Выбрать все города из таблицы people и все из таблицы cities, объединить без повторов</text:p>
      <text:p text:style-name="P58">SELECT city FROM people UNION SELECT name FROM cities;</text:p>
      <text:p text:style-name="P58"/>
      <text:p text:style-name="P59">52. Посчитать количество человек из таблицы people для каждого города</text:p>
      <text:p text:style-name="P59">SELECT COUNT(id), city FROM people GROUP BY city;</text:p>
      <text:p text:style-name="P59"/>
      <text:p text:style-name="P59">53. Посчитать количество человек из таблицы people только для тех городов, где их (человек) больше 3</text:p>
      <text:p text:style-name="P59">SELECT COUNT(id), city FROM people GROUP BY city HAVING COUNT(id) &gt; 3;</text:p>
      <text:p text:style-name="P59"/>
      <text:p text:style-name="P60">54. Выбрать из таблицы people только тех людей, город которых присутствует в таблице cities, <text:span text:style-name="T23">использовать EXISTS</text:span></text:p>
      <text:p text:style-name="P59">SELECT name FROM people WHERE EXISTS (SELECT name FROM cities WHERE people.city = cities.name);</text:p>
      <text:p text:style-name="P59"/>
      <text:p text:style-name="P61"><text:soft-page-break/>55. Выбрать города из таблицы people с численностью населения больше 1000000, использовать ANY</text:p>
      <text:p text:style-name="P61">SELECT DISTINCT city FROM people WHERE city = ANY(SELECT name FROM cities WHERE population &gt; 1000000);</text:p>
      <text:p text:style-name="P61"/>
      <text:p text:style-name="P61">56. <text:s/><text:span text:style-name="T24">Выбрать города из таблицы people, отсутствующие в таблице cities, использовать ALL</text:span></text:p>
      <text:p text:style-name="P65">SELECT city FROM people WHERE city != ALL(SELECT name FROM cities);</text:p>
      <text:p text:style-name="P61"/>
      <text:p text:style-name="P62">57. Скопировать все строки, где возраст больше 20 в отдельную таблицу</text:p>
      <text:p text:style-name="P62">SELECT * INTO old_people FROM people WHERE age &gt; 20;</text:p>
      <text:p text:style-name="P62"/>
      <text:p text:style-name="P62">58. Создать таблицу moskow_people. Скопировать из таблицы people в таблицу moskow_people имена людей из Москвы</text:p>
      <text:p text:style-name="P62">INSERT INTO moskow_people (name) SELECT name FROM people WHERE city='MSK';</text:p>
      <text:p text:style-name="P62"/>
      <text:p text:style-name="P63">59. Выбрать из таблицы people имена и города. Если город не указан, то заменить на homeless</text:p>
      <text:p text:style-name="P63">SELECT name, COALESCE (city, 'homeless') AS city FROM people;</text:p>
      <text:p text:style-name="P38"/>
      <text:p text:style-name="P64">60. Очистить таблицу people</text:p>
      <text:p text:style-name="P39">DELETE FROM 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8-13T13:39:15.330151430</dc:date>
    <meta:editing-duration>PT10H17M23S</meta:editing-duration>
    <meta:editing-cycles>35</meta:editing-cycles>
    <meta:document-statistic meta:table-count="0" meta:image-count="0" meta:object-count="0" meta:page-count="7" meta:paragraph-count="120" meta:word-count="1171" meta:character-count="7377" meta:non-whitespace-character-count="6324"/>
  </office:meta>
</office:document-meta>
</file>